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.666cm" svg:height="20.565cm" svg:x="0.1cm" svg:y="4.561cm">
            <draw:object draw:notify-on-update-of-ranges="Sheet1.A2:Sheet1.A7 Sheet1.B1:Sheet1.B1 Sheet1.B2:Sheet1.B7 Sheet1.A2:Sheet1.A7 Sheet1.C1:Sheet1.C1 Sheet1.C2:Sheet1.C7 Sheet1.A2:Sheet1.A7 Sheet1.D1:Sheet1.D1 Sheet1.D2:Sheet1.D7 Sheet1.A2:Sheet1.A7 Sheet1.E1:Sheet1.E1 Sheet1.E2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2.391cm" svg:y="28.447cm">
            <draw:object draw:notify-on-update-of-ranges="Sheet1.A2:Sheet1.A7 Sheet1.B1:Sheet1.B1 Sheet1.B2:Sheet1.B7 Sheet1.A2:Sheet1.A7 Sheet1.D1:Sheet1.D1 Sheet1.D2:Sheet1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447cm" svg:y="28.574cm">
            <draw:object draw:notify-on-update-of-ranges="Sheet1.A2:Sheet1.A7 Sheet1.C1:Sheet1.C1 Sheet1.C2:Sheet1.C7 Sheet1.A2:Sheet1.A7 Sheet1.E1:Sheet1.E1 Sheet1.E2:Sheet1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576cm" svg:y="39.644cm">
            <draw:object draw:notify-on-update-of-ranges="Sheet1.A2:Sheet1.A7 Sheet1.B1:Sheet1.B1 Sheet1.B2:Sheet1.B7 Sheet1.A2:Sheet1.A8 Sheet1.C1:Sheet1.C1 Sheet1.C2:Sheet1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3cm" svg:height="9.004cm" svg:x="20cm" svg:y="39.276cm">
            <draw:object draw:notify-on-update-of-ranges="Sheet1.A2:Sheet1.A7 Sheet1.D1:Sheet1.D1 Sheet1.D2:Sheet1.D7 Sheet1.A2:Sheet1.A7 Sheet1.E1:Sheet1.E1 Sheet1.E2:Sheet1.E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Seq-Time(HIGHMEM)</text:p>
          </table:table-cell>
          <table:table-cell office:value-type="string" calcext:value-type="string">
            <text:p>TransSeq-Time(HIGHMEM)</text:p>
          </table:table-cell>
          <table:table-cell office:value-type="string" calcext:value-type="string">
            <text:p>SimplePar-Time(LEGACY)</text:p>
          </table:table-cell>
          <table:table-cell office:value-type="string" calcext:value-type="string">
            <text:p>TransPar-Time(LEGACY)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.841291" calcext:value-type="float">
            <text:p>10.841291</text:p>
          </table:table-cell>
          <table:table-cell office:value-type="float" office:value="3.790082" calcext:value-type="float">
            <text:p>3.790082</text:p>
          </table:table-cell>
          <table:table-cell office:value-type="float" office:value="7.763722" calcext:value-type="float">
            <text:p>7.763722</text:p>
          </table:table-cell>
          <table:table-cell office:value-type="float" office:value="1.724922" calcext:value-type="float">
            <text:p>1.72492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20602" calcext:value-type="float">
            <text:p>6.420602</text:p>
          </table:table-cell>
          <table:table-cell office:value-type="float" office:value="3.772537" calcext:value-type="float">
            <text:p>3.772537</text:p>
          </table:table-cell>
          <table:table-cell office:value-type="float" office:value="5.685019" calcext:value-type="float">
            <text:p>5.685019</text:p>
          </table:table-cell>
          <table:table-cell office:value-type="float" office:value="1.712644" calcext:value-type="float">
            <text:p>1.71264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530337" calcext:value-type="float">
            <text:p>6.530337</text:p>
          </table:table-cell>
          <table:table-cell office:value-type="float" office:value="3.75196" calcext:value-type="float">
            <text:p>3.75196</text:p>
          </table:table-cell>
          <table:table-cell office:value-type="float" office:value="5.880282" calcext:value-type="float">
            <text:p>5.880282</text:p>
          </table:table-cell>
          <table:table-cell office:value-type="float" office:value="1.696373" calcext:value-type="float">
            <text:p>1.696373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92.680292" calcext:value-type="float">
            <text:p>92.680292</text:p>
          </table:table-cell>
          <table:table-cell office:value-type="float" office:value="29.953937" calcext:value-type="float">
            <text:p>29.953937</text:p>
          </table:table-cell>
          <table:table-cell office:value-type="float" office:value="77.932608" calcext:value-type="float">
            <text:p>77.932608</text:p>
          </table:table-cell>
          <table:table-cell office:value-type="float" office:value="13.477145" calcext:value-type="float">
            <text:p>13.477145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4.143114" calcext:value-type="float">
            <text:p>84.143114</text:p>
          </table:table-cell>
          <table:table-cell office:value-type="float" office:value="29.944472" calcext:value-type="float">
            <text:p>29.944472</text:p>
          </table:table-cell>
          <table:table-cell office:value-type="float" office:value="53.671957" calcext:value-type="float">
            <text:p>53.671957</text:p>
          </table:table-cell>
          <table:table-cell office:value-type="float" office:value="13.578588" calcext:value-type="float">
            <text:p>13.578588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76.450505" calcext:value-type="float">
            <text:p>576.450505</text:p>
          </table:table-cell>
          <table:table-cell office:value-type="float" office:value="237.976407" calcext:value-type="float">
            <text:p>237.976407</text:p>
          </table:table-cell>
          <table:table-cell office:value-type="float" office:value="515.457656" calcext:value-type="float">
            <text:p>515.457656</text:p>
          </table:table-cell>
          <table:table-cell office:value-type="float" office:value="109.403787" calcext:value-type="float">
            <text:p>109.403787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876.977203" calcext:value-type="float">
            <text:p>2876.977203</text:p>
          </table:table-cell>
          <table:table-cell office:value-type="float" office:value="1901.538127" calcext:value-type="float">
            <text:p>1901.538127</text:p>
          </table:table-cell>
          <table:table-cell table:number-columns-repeated="6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5301.077733" calcext:value-type="float">
            <text:p>15301.077733</text:p>
          </table:table-cell>
          <table:table-cell table:number-columns-repeated="6"/>
        </table:table-row>
        <table:table-row table:style-name="ro1" table:number-rows-repeated="52">
          <table:table-cell table:number-columns-repeated="9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office:value-type="string" calcext:value-type="string">
            <text:p>SIMPLE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RANSPO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1:50:22.370867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6:31:25.789851168</meta:creation-date>
    <dc:date>2014-12-22T13:09:22.738671170</dc:date>
    <meta:editing-duration>PT16H36M22S</meta:editing-duration>
    <meta:editing-cycles>6</meta:editing-cycles>
    <meta:generator>LibreOffice/4.3.3.2$Linux_X86_64 LibreOffice_project/430m0$Build-2</meta:generator>
    <meta:document-statistic meta:table-count="1" meta:cell-count="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67cm" svg:height="20.566cm" xlink:href=".." xlink:type="simple" chart:class="chart:scatter" chart:style-name="ch1">
        <chart:legend chart:legend-position="end" svg:x="25.931cm" svg:y="9.237cm" style:legend-expansion="high" chart:style-name="ch2"/>
        <chart:plot-area chart:style-name="ch3" table:cell-range-address="Sheet1.A2:Sheet1.E7 Sheet1.B1:Sheet1.E1" chart:data-source-has-labels="row" svg:x="0.633cm" svg:y="0.411cm" svg:width="24.665cm" svg:height="19.744cm">
          <chartooo:coordinate-region svg:x="1.44cm" svg:y="0.611cm" svg:width="23.487cm" svg:height="18.8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series chart:style-name="ch8" chart:values-cell-range-address="Sheet1.D2:Sheet1.D7" chart:label-cell-address="Sheet1.D1:Sheet1.D1" chart:class="chart:scatter">
            <chart:data-point chart:repeated="6"/>
          </chart:series>
          <chart:series chart:style-name="ch9" chart:values-cell-range-address="Sheet1.E2:Sheet1.E7" chart:label-cell-address="Sheet1.E1:Sheet1.E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Sheet1.B1:Sheet1.B1</svg:desc>
                </draw:g>
              </table:table-cell>
              <table:table-cell office:value-type="string">
                <text:p>TransSeq-Time(HIGHMEM)</text:p>
                <draw:g>
                  <svg:desc>Sheet1.C1:Sheet1.C1</svg:desc>
                </draw:g>
              </table:table-cell>
              <table:table-cell office:value-type="string">
                <text:p>SimplePar-Time(LEGACY)</text:p>
                <draw:g>
                  <svg:desc>Sheet1.D1:Sheet1.D1</svg:desc>
                </draw:g>
              </table:table-cell>
              <table:table-cell office:value-type="string">
                <text:p>TransPar-Time(LEGACY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Sheet1.A2:Sheet1.A7</svg:desc>
                </draw:g>
              </table:table-cell>
              <table:table-cell office:value-type="float" office:value="10.841291">
                <text:p>10.841291</text:p>
                <draw:g>
                  <svg:desc>Sheet1.B2:Sheet1.B7</svg:desc>
                </draw:g>
              </table:table-cell>
              <table:table-cell office:value-type="float" office:value="3.790082">
                <text:p>3.790082</text:p>
                <draw:g>
                  <svg:desc>Sheet1.C2:Sheet1.C7</svg:desc>
                </draw:g>
              </table:table-cell>
              <table:table-cell office:value-type="float" office:value="7.763722">
                <text:p>7.763722</text:p>
                <draw:g>
                  <svg:desc>Sheet1.D2:Sheet1.D7</svg:desc>
                </draw:g>
              </table:table-cell>
              <table:table-cell office:value-type="float" office:value="1.724922">
                <text:p>1.72492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3.772537">
                <text:p>3.772537</text:p>
              </table:table-cell>
              <table:table-cell office:value-type="float" office:value="5.685019">
                <text:p>5.685019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3.75196">
                <text:p>3.75196</text:p>
              </table:table-cell>
              <table:table-cell office:value-type="float" office:value="5.880282">
                <text:p>5.880282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9.953937">
                <text:p>29.953937</text:p>
              </table:table-cell>
              <table:table-cell office:value-type="float" office:value="77.932608">
                <text:p>77.932608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9.944472">
                <text:p>29.944472</text:p>
              </table:table-cell>
              <table:table-cell office:value-type="float" office:value="53.671957">
                <text:p>53.671957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237.976407">
                <text:p>237.976407</text:p>
              </table:table-cell>
              <table:table-cell office:value-type="float" office:value="515.457656">
                <text:p>515.457656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0.285cm" svg:y="3.955cm" style:legend-expansion="high" chart:style-name="ch2"/>
        <chart:plot-area chart:style-name="ch3" table:cell-range-address="Sheet1.A2:Sheet1.B7 Sheet1.B1:Sheet1.B1 Sheet1.D1:Sheet1.D7" chart:data-source-has-labels="row" svg:x="0.32cm" svg:y="0.18cm" svg:width="9.645cm" svg:height="8.646cm">
          <chartooo:coordinate-region svg:x="1.127cm" svg:y="0.379cm" svg:width="8.46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D2:Sheet1.D7" chart:label-cell-address="Sheet1.D1:Sheet1.D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Sheet1.B1:Sheet1.B1</svg:desc>
                </draw:g>
              </table:table-cell>
              <table:table-cell office:value-type="string">
                <text:p>SimplePar-Time(LEGACY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Sheet1.A2:Sheet1.A7</svg:desc>
                </draw:g>
              </table:table-cell>
              <table:table-cell office:value-type="float" office:value="10.841291">
                <text:p>10.841291</text:p>
                <draw:g>
                  <svg:desc>Sheet1.B2:Sheet1.B7</svg:desc>
                </draw:g>
              </table:table-cell>
              <table:table-cell office:value-type="float" office:value="7.763722">
                <text:p>7.763722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5.685019">
                <text:p>5.6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5.880282">
                <text:p>5.8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77.932608">
                <text:p>77.93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53.671957">
                <text:p>53.671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515.457656">
                <text:p>515.457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76cm" svg:y="3.952cm" style:legend-expansion="high" chart:style-name="ch2"/>
        <chart:plot-area chart:style-name="ch3" table:cell-range-address="Sheet1.A2:Sheet1.A7 Sheet1.C1:Sheet1.C7 Sheet1.E1:Sheet1.E7" chart:data-source-has-labels="row" svg:x="0.32cm" svg:y="0.18cm" svg:width="9.836cm" svg:height="8.64cm">
          <chartooo:coordinate-region svg:x="1.127cm" svg:y="0.38cm" svg:width="8.65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series chart:style-name="ch7" chart:values-cell-range-address="Sheet1.E2:Sheet1.E7" chart:label-cell-address="Sheet1.E1:Sheet1.E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Sheet1.C1:Sheet1.C1</svg:desc>
                </draw:g>
              </table:table-cell>
              <table:table-cell office:value-type="string">
                <text:p>TransPar-Time(LEGACY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Sheet1.A2:Sheet1.A7</svg:desc>
                </draw:g>
              </table:table-cell>
              <table:table-cell office:value-type="float" office:value="3.790082">
                <text:p>3.790082</text:p>
                <draw:g>
                  <svg:desc>Sheet1.C2:Sheet1.C7</svg:desc>
                </draw:g>
              </table:table-cell>
              <table:table-cell office:value-type="float" office:value="1.724922">
                <text:p>1.72492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952cm" style:legend-expansion="high" chart:style-name="ch2"/>
        <chart:plot-area chart:style-name="ch3" table:cell-range-address="Sheet1.A2:Sheet1.C7 Sheet1.B1:Sheet1.C1" chart:data-source-has-labels="row" svg:x="0.32cm" svg:y="0.18cm" svg:width="9.624cm" svg:height="8.64cm">
          <chartooo:coordinate-region svg:x="1.127cm" svg:y="0.38cm" svg:width="8.44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Sheet1.A2:Sheet1.A7</svg:desc>
                </draw:g>
              </table:table-cell>
              <table:table-cell office:value-type="float" office:value="10.841291">
                <text:p>10.841291</text:p>
                <draw:g>
                  <svg:desc>Sheet1.B2:Sheet1.B7</svg:desc>
                </draw:g>
              </table:table-cell>
              <table:table-cell office:value-type="float" office:value="1023">
                <text:p>1023</text:p>
                <draw:g>
                  <svg:desc>Sheet1.A2:Sheet1.A8</svg:desc>
                </draw:g>
              </table:table-cell>
              <table:table-cell office:value-type="float" office:value="3.790082">
                <text:p>3.79008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0.602cm" svg:y="3.954cm" style:legend-expansion="high" chart:style-name="ch2"/>
        <chart:plot-area chart:style-name="ch3" table:cell-range-address="Sheet1.A2:Sheet1.A7 Sheet1.D1:Sheet1.E7" chart:data-source-has-labels="row" svg:x="0.319cm" svg:y="0.18cm" svg:width="9.964cm" svg:height="8.645cm">
          <chartooo:coordinate-region svg:x="1.126cm" svg:y="0.379cm" svg:width="8.7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" chart:label-cell-address="Sheet1.D1:Sheet1.D1" chart:class="chart:scatter">
            <chart:domain table:cell-range-address="Sheet1.A2:Sheet1.A7"/>
            <chart:data-point chart:repeated="6"/>
          </chart:series>
          <chart:series chart:style-name="ch7" chart:values-cell-range-address="Sheet1.E2:Sheet1.E7" chart:label-cell-address="Sheet1.E1:Sheet1.E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Par-Time(LEGACY)</text:p>
                <draw:g>
                  <svg:desc>Sheet1.D1:Sheet1.D1</svg:desc>
                </draw:g>
              </table:table-cell>
              <table:table-cell office:value-type="string">
                <text:p>TransPar-Time(LEGACY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Sheet1.A2:Sheet1.A7</svg:desc>
                </draw:g>
              </table:table-cell>
              <table:table-cell office:value-type="float" office:value="7.763722">
                <text:p>7.763722</text:p>
                <draw:g>
                  <svg:desc>Sheet1.D2:Sheet1.D7</svg:desc>
                </draw:g>
              </table:table-cell>
              <table:table-cell office:value-type="float" office:value="1.724922">
                <text:p>1.72492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.685019">
                <text:p>5.685019</text:p>
              </table:table-cell>
              <table:table-cell office:value-type="float" office:value="1.712644">
                <text:p>1.71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.880282">
                <text:p>5.880282</text:p>
              </table:table-cell>
              <table:table-cell office:value-type="float" office:value="1.696373">
                <text:p>1.696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77.932608">
                <text:p>77.932608</text:p>
              </table:table-cell>
              <table:table-cell office:value-type="float" office:value="13.477145">
                <text:p>13.47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53.671957">
                <text:p>53.671957</text:p>
              </table:table-cell>
              <table:table-cell office:value-type="float" office:value="13.578588">
                <text:p>13.57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15.457656">
                <text:p>515.457656</text:p>
              </table:table-cell>
              <table:table-cell office:value-type="float" office:value="109.403787">
                <text:p>109.403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